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draw:fill="none" fo:min-height="6.11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draw:fill="none" fo:min-height="2.982cm"/>
    </style:style>
    <style:style style:name="gr5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pr1" style:family="presentation" style:parent-style-name="預設-outline1">
      <style:graphic-properties draw:stroke="none" draw:fill="none" fo:min-height="1.242cm"/>
    </style:style>
    <style:style style:name="pr2" style:family="presentation" style:parent-style-name="預設-notes">
      <style:graphic-properties draw:fill-color="#ffffff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text-properties fo:font-size="18pt"/>
    </style:style>
    <style:style style:name="P3" style:family="paragraph">
      <style:paragraph-properties>
        <style:tab-stops>
          <style:tab-stop style:position="0.933cm"/>
        </style:tab-stops>
      </style:paragraph-properties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color="#000000" style:text-outline="false" style:text-line-through-style="none" fo:font-family="Menlo-Regular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0.1999998092651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0.1999998092651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Arial" style:font-family-generic="roman" style:font-pitch="variable" fo:font-size="31.5pt" fo:font-style="normal" fo:text-shadow="none" style:text-underline-style="none" fo:font-weight="normal" style:letter-kerning="true" style:font-family-asian="Arial" style:font-family-generic-asian="roman" style:font-pitch-asian="variable" style:font-size-asian="31.5pt" style:font-style-asian="normal" style:font-weight-asian="normal" style:font-family-complex="Arial" style:font-family-generic-complex="roman" style:font-pitch-complex="variable" style:font-size-complex="31.5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">
        <office:forms form:automatic-focus="false" form:apply-design-mode="false"/>
        <draw:rect draw:style-name="gr1" draw:text-style-name="P1" draw:layer="layout" svg:width="5cm" svg:height="3cm" svg:x="3.5cm" svg:y="12cm">
          <text:p text:style-name="P1"><text:span text:style-name="T1">add</text:span></text:p>
          <text:p text:style-name="P1"><text:span text:style-name="T1">|</text:span></text:p>
          <text:p text:style-name="P1"><text:span text:style-name="T1">/ <text:s/>\</text:span></text:p>
          <text:p text:style-name="P1"><text:span text:style-name="T1">%a <text:s text:c="3"/>5</text:span></text:p>
        </draw:rect>
        <draw:rect draw:style-name="gr1" draw:text-style-name="P1" draw:layer="layout" svg:width="5cm" svg:height="3cm" svg:x="11.5cm" svg:y="12cm">
          <text:p text:style-name="P1"><text:span text:style-name="T1">addiu</text:span></text:p>
          <text:p text:style-name="P1"><text:span text:style-name="T1">|</text:span></text:p>
          <text:p text:style-name="P1"><text:span text:style-name="T1">/ <text:s/>\</text:span></text:p>
          <text:p text:style-name="P1"><text:span text:style-name="T1">$r1 <text:s text:c="3"/>5</text:span></text:p>
        </draw:rect>
        <draw:frame draw:style-name="gr2" draw:text-style-name="P2" draw:layer="layout" svg:width="23cm" svg:height="6.754cm" svg:x="2.5cm" svg:y="3.5cm">
          <draw:text-box>
            <text:p text:style-name="P2"><text:span text:style-name="T2">class ArithLogicI&lt;bits&lt;8&gt; op, string instr_asm, SDNode OpNode,</text:span></text:p>
            <text:p text:style-name="P2"><text:span text:style-name="T3"><text:s text:c="18"/></text:span><text:span text:style-name="T3">Operand Od, PatLeaf imm_type, RegisterClass RC&gt; :</text:span></text:p>
            <text:p text:style-name="P2"><text:span text:style-name="T3"><text:s text:c="2"/></text:span><text:span text:style-name="T3">FL&lt;op, (outs RC:$ra), (ins RC:$rb, Od:$imm16),</text:span></text:p>
            <text:p text:style-name="P2"><text:span text:style-name="T3"><text:s text:c="5"/></text:span><text:span text:style-name="T3">!strconcat(instr_asm, "\t$ra, $rb, $imm16"),</text:span></text:p>
            <text:p text:style-name="P2"><text:span text:style-name="T3"><text:s text:c="5"/></text:span><text:span text:style-name="T3">[(set RC:$ra, (OpNode RC:$rb, imm_type:$imm16))], IIAlu&gt; {</text:span></text:p>
            <text:p text:style-name="P2"><text:span text:style-name="T3"><text:s text:c="2"/></text:span><text:span text:style-name="T3">let isReMaterializable = 1;</text:span></text:p>
            <text:p text:style-name="P3"><text:span text:style-name="T2">}</text:span></text:p>
            <text:p text:style-name="P3"><text:span text:style-name="T2">def ADDiu <text:s text:c="2"/>: ArithLogicI&lt;0x09, "addiu", add, simm16, immSExt16, CPURegs&gt;;</text:span></text:p>
          </draw:text-box>
        </draw:frame>
        <draw:line draw:style-name="gr3" draw:text-style-name="P4" draw:layer="layout" svg:x1="16cm" svg:y1="9.244cm" svg:x2="6.604cm" svg:y2="12.292cm">
          <text:p/>
        </draw:line>
        <draw:line draw:style-name="gr3" draw:text-style-name="P4" draw:layer="layout" svg:x1="11.43cm" svg:y1="7.112cm" svg:x2="6cm" svg:y2="14.5cm">
          <text:p/>
        </draw:line>
        <draw:line draw:style-name="gr3" draw:text-style-name="P4" draw:layer="layout" svg:x1="16.002cm" svg:y1="7.112cm" svg:x2="7cm" svg:y2="14.5cm">
          <text:p/>
        </draw:line>
        <draw:line draw:style-name="gr3" draw:text-style-name="P4" draw:layer="layout" svg:x1="13.97cm" svg:y1="9.244cm" svg:x2="13.97cm" svg:y2="12.2cm">
          <text:p/>
        </draw:line>
        <draw:line draw:style-name="gr3" draw:text-style-name="P4" draw:layer="layout" svg:x1="11.684cm" svg:y1="7.112cm" svg:x2="13.5cm" svg:y2="14cm">
          <text:p/>
        </draw:line>
        <draw:line draw:style-name="gr3" draw:text-style-name="P4" draw:layer="layout" svg:x1="16.51cm" svg:y1="7.112cm" svg:x2="15cm" svg:y2="14cm">
          <text:p/>
        </draw:line>
        <draw:frame presentation:style-name="pr1" draw:layer="layout" svg:width="3.556cm" svg:height="1.242cm" svg:x="1.778cm" svg:y="10.414cm">
          <draw:text-box>
            <text:list text:style-name="L2">
              <text:list-header>
                <text:p><text:span text:style-name="T4">Tree</text:span></text:p>
              </text:list-header>
            </text:list>
          </draw:text-box>
        </draw:frame>
        <draw:frame draw:style-name="gr4" draw:layer="layout" svg:width="17.283cm" svg:height="3.232cm" svg:x="1.524cm" svg:y="15.818cm">
          <draw:text-box>
            <text:list text:style-name="L2">
              <text:list-header>
                <text:p><text:span text:style-name="T4">List</text:span></text:p>
                <text:list>
                  <text:list-header>
                    <text:p><text:span text:style-name="T4">(add %a, 5) → (addiu $r1, 5) </text:span></text:p>
                  </text:list-header>
                </text:list>
              </text:list-header>
            </text:list>
          </draw:text-box>
        </draw:frame>
        <draw:custom-shape draw:style-name="gr5" draw:text-style-name="P4" draw:layer="layout" svg:width="3cm" svg:height="1.016cm" svg:x="8.5cm" svg:y="12.9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5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6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02T13:22:50</meta:creation-date>
    <dc:date>2014-01-02T13:33:36</dc:date>
    <meta:editing-duration>PT9M17S</meta:editing-duration>
    <meta:editing-cycles>4</meta:editing-cycles>
    <meta:generator>LibreOffice/3.5$Linux_X86_64 LibreOffice_project/350m1$Build-2</meta:generator>
    <meta:document-statistic meta:object-count="46"/>
  </office:meta>
</office:document-meta>
</file>